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break-before="auto" fo:break-after="auto"/>
    </style:style>
    <style:style style:name="P2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29"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31" style:family="paragraph" style:parent-style-name="Standard" style:list-style-name="WWNum5">
      <style:paragraph-properties fo:margin-left="1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1.5in" fo:margin-right="0in" fo:margin-top="0in" fo:margin-bottom="0.0429in" loext:contextual-spacing="false" fo:text-indent="-0.25in" style:auto-text-indent="false" fo:break-before="auto" fo:break-after="auto"/>
    </style:style>
    <style:style style:name="P3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4" style:family="paragraph" style:parent-style-name="Heading_20_1">
      <style:paragraph-properties fo:margin-left="0.3in" fo:margin-right="0in" fo:text-indent="0in" style:auto-text-indent="false" fo:break-before="auto" fo:break-after="auto"/>
    </style:style>
    <style:style style:name="P35" style:family="paragraph" style:parent-style-name="Heading_20_1" style:list-style-name="WWNum4">
      <style:paragraph-properties fo:break-before="auto" fo:break-after="auto"/>
    </style:style>
    <style:style style:name="P36"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3" style:family="text">
      <style:text-properties fo:font-variant="normal" fo:text-transform="none" fo:color="#000000" fo:font-size="12pt" style:font-size-asian="12pt" style:font-size-complex="12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3" style:family="text">
      <style:text-properties fo:font-variant="small-caps" style:font-name="Verdana" fo:font-size="8pt" fo:font-weight="bold" style:font-name-asian="Verdana1" style:font-size-asian="8pt" style:font-weight-asian="bold" style:font-name-complex="Verdana1" style:font-size-complex="8pt"/>
    </style:style>
    <style:style style:name="T24"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5" style:family="text">
      <style:text-properties fo:font-variant="small-caps" fo:color="#336633" fo:font-size="16pt" style:font-size-asian="16pt" style:font-size-complex="16pt"/>
    </style:style>
    <style:style style:name="T26" style:family="text">
      <style:text-properties fo:font-variant="small-caps" fo:color="#336633" style:font-name="Calibri" fo:font-size="16pt" style:font-name-asian="Calibri1" style:font-size-asian="16pt" style:font-name-complex="Calibri1" style:font-size-complex="16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fo:color="#1155cc" style:text-underline-style="solid" style:text-underline-width="auto" style:text-underline-color="font-color"/>
    </style:style>
    <style:style style:name="T30" style:family="text">
      <style:text-properties style:text-underline-style="none"/>
    </style:style>
    <style:style style:name="T31" style:family="text">
      <style:text-properties fo:font-weight="bold" style:font-weight-asian="bold"/>
    </style:style>
    <style:style style:name="T32" style:family="text">
      <style:text-properties fo:font-style="italic" fo:font-weight="bold" style:font-style-asian="italic"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Introducción a Learning Analytics con ejemplos prácticos</text:span><text:span text:style-name="T2"><text:line-break/></text:span><text:span text:style-name="T3">UD 04. Anexo I - Herramientas para el análisis de text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5">Autor: Sergi García Barea</text:span></text:p>
      <text:p text:style-name="P4"><text:span text:style-name="T5">Actualizado Octubre 2021</text:span></text:p>
      <text:p text:style-name="P5"><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7">Nomenclatura</text:span></text:p>
      <text:p text:style-name="P9"><text:span text:style-name="T8">A lo largo de este tema se utilizarán distintos símbolos para distinguir elementos importantes dentro del contenido. Estos símbolos son:</text:span></text:p>
      <text:p text:style-name="P10"/>
      <text:p text:style-name="P11"><text:span text:style-name="T18">📖</text:span><text:span text:style-name="T19"> </text:span><text:span text:style-name="T9">Importante</text:span></text:p>
      <text:p text:style-name="P12"/>
      <text:p text:style-name="P11"><text:span text:style-name="T20">❕</text:span><text:span text:style-name="T10"> </text:span><text:span text:style-name="T9">Atención</text:span></text:p>
      <text:p text:style-name="P12"/>
      <text:p text:style-name="P11"><text:span text:style-name="T11">💬</text:span><text:span text:style-name="T9"> Interesante</text:span></text:p>
      <text:p text:style-name="P34"/>
      <text:p text:style-name="P13"><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22">1. </text:span><text:a xlink:type="simple" xlink:href="#_ge43nvu7ywtj" text:style-name="Index_20_Link" text:visited-style-name="Index_20_Link"><text:span text:style-name="T12">Introducción.</text:span></text:a><text:span text:style-name="T12"><text:tab/>3</text:span></text:p>
          <text:p text:style-name="P18"><text:span text:style-name="T23">2. </text:span><text:a xlink:type="simple" xlink:href="#_ufc7q4t6mm5g" text:style-name="Index_20_Link" text:visited-style-name="Index_20_Link"><text:span text:style-name="T12">Herramientas online destacadas</text:span></text:a><text:span text:style-name="T12"><text:tab/>3</text:span></text:p>
          <text:p text:style-name="P18"><text:soft-page-break/><text:span text:style-name="T23">3. </text:span><text:a xlink:type="simple" xlink:href="#_hg6rbyonyfe5" text:style-name="Index_20_Link" text:visited-style-name="Index_20_Link"><text:span text:style-name="T17">Ejemplo en Python proporcionado “analizador.py”</text:span></text:a><text:span text:style-name="T17"><text:tab/>3</text:span></text:p>
          <text:p text:style-name="P19"><text:span text:style-name="T23">4. </text:span><text:a xlink:type="simple" xlink:href="#_2g4ecs1a0pk0" text:style-name="Index_20_Link" text:visited-style-name="Index_20_Link"><text:span text:style-name="T12">KNIME y el análisis de textos</text:span></text:a><text:span text:style-name="T12"><text:tab/>4</text:span></text:p>
        </text:index-body>
      </text:table-of-content>
      <text:p text:style-name="P16"><text:span text:style-name="T24">UD0</text:span><text:span text:style-name="T25">4</text:span><text:span text:style-name="T26">. </text:span><text:span text:style-name="T25">Anexo I - Herramientas para el análisis de texto</text:span></text:p>
      <text:list xml:id="list1596258092" text:style-name="WWNum4">
        <text:list-item>
          <text:p text:style-name="P35"><text:bookmark text:name="_ge43nvu7ywtj"/>Introducción<text:span text:style-name="T13">.</text:span></text:p>
        </text:list-item>
      </text:list>
      <text:p text:style-name="P21">En este punto vamos a hablar de herramientas que pueden ayudarnos en el análisis de texto. Enlazaremos herramientas online destacadas. Además como extra, presentamos un programa en Python realizado para el curso (con un fin didáctico) y enlazaremos información sobre cómo realizar extracción de información en textos usando KNIME.</text:p>
      <text:p text:style-name="P21"/>
      <text:p text:style-name="P21">En algunos momentos nos referiremos al término n-grama. Este término se refiere a conjuntos de palabras seguidas, generalmente referidas al conteo. Por ejemplo, “un resumen” es un 2-grama y “herramienta que permite” un 3-grama.</text:p>
      <text:list xml:id="list233533425926618" text:continue-numbering="true" text:style-name="WWNum4">
        <text:list-item>
          <text:p text:style-name="P35"><text:bookmark text:name="_ufc7q4t6mm5g"/>Herramientas online destacadas</text:p>
        </text:list-item>
      </text:list>
      <text:p text:style-name="P21">En este punto describimos herramientas online destacadas para el análisis de textos:</text:p>
      <text:list xml:id="list3375453761" text:style-name="WWNum2">
        <text:list-item>
          <text:p text:style-name="P22"><text:a xlink:type="simple" xlink:href="https://countwordsfree.com/" text:style-name="ListLabel_20_37" text:visited-style-name="ListLabel_20_37"><text:span text:style-name="T29">https://countwordsfree.com/</text:span></text:a></text:p>
          <text:list>
            <text:list-item>
              <text:p text:style-name="P28">Herramienta que permite contar palabras, frases, líneas. Además permite ver frecuencias tanto de palabras como de n-gramas hasta n=4. También permite en el análisis obviar “stop words” (palabras vacías) en distintos idiomas.</text:p>
            </text:list-item>
            <text:list-item>
              <text:p text:style-name="P28">Entre otras funciones indica el tiempo estimado de un texto y el tiempo estimado de locución del mismo, así como la posibilidad de que la web haga de locutor del mismo.</text:p>
            </text:list-item>
          </text:list>
        </text:list-item>
        <text:list-item>
          <text:p text:style-name="P25"><text:a xlink:type="simple" xlink:href="http://guidetodatamining.com/ngramAnalyzer/" text:style-name="ListLabel_20_37" text:visited-style-name="ListLabel_20_37"><text:span text:style-name="T29">http://guidetodatamining.com/ngramAnalyzer/</text:span></text:a></text:p>
          <text:list>
            <text:list-item>
              <text:p text:style-name="P28">Analizador de n-gramas de un texto.</text:p>
            </text:list-item>
          </text:list>
        </text:list-item>
        <text:list-item>
          <text:p text:style-name="P25"><text:a xlink:type="simple" xlink:href="https://www.browserling.com/tools/remove-punctuation" text:style-name="ListLabel_20_37" text:visited-style-name="ListLabel_20_37"><text:span text:style-name="T29">https://www.browserling.com/tools/remove-punctuation</text:span></text:a></text:p>
          <text:list>
            <text:list-item>
              <text:p text:style-name="P28">Herramienta para eliminar símbolos de puntuación online.</text:p>
            </text:list-item>
          </text:list>
        </text:list-item>
        <text:list-item>
          <text:p text:style-name="P25"><text:a xlink:type="simple" xlink:href="https://legible.es/" text:style-name="ListLabel_20_37" text:visited-style-name="ListLabel_20_37"><text:span text:style-name="T29">https://legible.es/</text:span></text:a></text:p>
          <text:list>
            <text:list-item>
              <text:p text:style-name="P28">Herramienta para obtener métricas de legibilidad de un texto.</text:p>
            </text:list-item>
          </text:list>
        </text:list-item>
        <text:list-item>
          <text:p text:style-name="P25"><text:a xlink:type="simple" xlink:href="https://niram.org/read/" text:style-name="ListLabel_20_37" text:visited-style-name="ListLabel_20_37"><text:span text:style-name="T29">https://niram.org/read/</text:span></text:a></text:p>
          <text:list>
            <text:list-item>
              <text:p text:style-name="P28">Indica el tiempo estimado de lectura de un texto.</text:p>
            </text:list-item>
          </text:list>
        </text:list-item>
        <text:list-item>
          <text:p text:style-name="P25"><text:a xlink:type="simple" xlink:href="https://tobloef.com/text2mindmap/" text:style-name="ListLabel_20_37" text:visited-style-name="ListLabel_20_37"><text:span text:style-name="T29">https://tobloef.com/text2mindmap/</text:span></text:a></text:p>
          <text:list>
            <text:list-item>
              <text:p text:style-name="P30">Herramienta para crear mapas mentales a partir de texto.</text:p>
            </text:list-item>
          </text:list>
        </text:list-item>
      </text:list>
      <text:list xml:id="list233532893688871" text:continue-list="list233533425926618" text:style-name="WWNum4">
        <text:list-item>
          <text:p text:style-name="P35"><text:bookmark text:name="_hg6rbyonyfe5"/>Ejemplo en Python proporcionado “analizador.py”</text:p>
        </text:list-item>
      </text:list>
      <text:p text:style-name="P21">Con un fin puramente instructivo y por relacionar la temática con la programación se ha desarrollado para el curso un pequeño programa en Python 3 para realizar análisis de texto.</text:p>
      <text:p text:style-name="P21"/>
      <text:p text:style-name="P21">Este programa nos proporcionará información sobre el texto, palabras, etc. e incluso intentará realizar un resumen basado en intentar localizar de forma rudimentaria frases con mayor carga de contenido y presentarlas ordenadas.</text:p>
      <text:p text:style-name="P21"/>
      <text:p text:style-name="P21">El programa está disponible en <text:span text:style-name="T31">“AnalizadorTextos.zip”</text:span>. Incluye comentarios y requiere la instalación de la biblioteca PDFMiner con “pip install pdfminer” y “pip install pdfminer.six”.</text:p>
      <text:p text:style-name="P21"><text:soft-page-break/>Puede utilizarse para:</text:p>
      <text:list xml:id="list3400560307" text:style-name="WWNum5">
        <text:list-item>
          <text:p text:style-name="P31">Extraer información de ficheros txt. Se usa <text:span text:style-name="T31">“</text:span><text:span text:style-name="T32">python analizador.py fichero.txt</text:span><text:span text:style-name="T31">”</text:span></text:p>
        </text:list-item>
        <text:list-item>
          <text:p text:style-name="P29">Extraer información de ficheros PDF. Se usa <text:span text:style-name="T31">“</text:span><text:span text:style-name="T32">python analiazar.py fichero.pdf pdf</text:span>”</text:p>
          <text:list>
            <text:list-item>
              <text:p text:style-name="P32">El último parámetro (“pdf”) es para indicar que es ese tipo de fichero.</text:p>
            </text:list-item>
          </text:list>
        </text:list-item>
      </text:list>
      <text:list xml:id="list233532824730499" text:continue-list="list233532893688871" text:style-name="WWNum4">
        <text:list-item>
          <text:p text:style-name="P35"><text:bookmark text:name="_2g4ecs1a0pk0"/>KNIME y el análisis de textos</text:p>
        </text:list-item>
      </text:list>
      <text:p text:style-name="P21">KNIME es ampliamente utilizado para el análisis y extracción de información de textos.</text:p>
      <text:p text:style-name="P21">Para el uso de las mismas, deben instalarse las siguientes extensiones de KNIME:</text:p>
      <text:list xml:id="list2695979088" text:style-name="WWNum3">
        <text:list-item>
          <text:p text:style-name="P23">“KNIME textprocessing”</text:p>
        </text:list-item>
        <text:list-item>
          <text:p text:style-name="P26">“KNIME textprocessing Spanish Language Pack”</text:p>
        </text:list-item>
      </text:list>
      <text:p text:style-name="P20"/>
      <text:p text:style-name="P20">En esta unidad no hemos tratado el uso de KNIME como herramienta de análisis de textos, pero si quieres saber más al respecto, tienes unos tutoriales aquí:</text:p>
      <text:list xml:id="list4279442746" text:style-name="WWNum1">
        <text:list-item>
          <text:p text:style-name="P24"><text:a xlink:type="simple" xlink:href="https://www.youtube.com/watch?v=E0p5p90onDA" text:style-name="ListLabel_20_37" text:visited-style-name="ListLabel_20_37"><text:span text:style-name="T29">https://www.youtube.com/watch?v=E0p5p90onDA</text:span></text:a></text:p>
        </text:list-item>
        <text:list-item>
          <text:p text:style-name="P27"><text:a xlink:type="simple" xlink:href="https://files.knime.com/sites/default/files/Text%20Mining%20Course%20for%20KNIME%20Analytics%20Platform.pdf" text:style-name="ListLabel_20_37" text:visited-style-name="ListLabel_20_37"><text:span text:style-name="T29">https://files.knime.com/sites/default/files/Text%20Mining%20Course%20for%20KNIME%20Analytics%20Platform.pdf</text:span></text:a></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Anexo I - Herramientas para el análisis de texto</text:span></text:p>
      </style:header>
      <style:footer>
        <text:p text:style-name="MP2"><text:span text:style-name="MT1">Curso Introducción a Learning Analytics<text:tab/> <text:tab/>UD04 - Página</text:span><text:span text:style-name="MT2">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53" meta:word-count="581" meta:character-count="3974" meta:non-whitespace-character-count="3464"/>
    <meta:generator>LibreOfficeDev/6.0.5.2$Linux_X86_64 LibreOffice_project/</meta:generator>
  </office:meta>
</office:document-meta>
</file>